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24pt" officeooo:rsid="000985e6" officeooo:paragraph-rsid="000985e6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20pt" officeooo:rsid="000985e6" officeooo:paragraph-rsid="000985e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20pt" officeooo:rsid="000985e6" officeooo:paragraph-rsid="000985e6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0985e6" officeooo:paragraph-rsid="000985e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0985e6" officeooo:paragraph-rsid="000985e6" style:font-size-asian="14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fo:font-size="16pt" fo:font-weight="normal" officeooo:rsid="000985e6" officeooo:paragraph-rsid="000985e6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fo:color="#bfbdb6" loext:opacity="100%" style:font-name="Droid Sans Mono" fo:font-size="10.5pt" fo:font-weight="bold" officeooo:paragraph-rsid="000985e6" fo:background-color="transparent" style:font-weight-asian="bold" style:font-weight-complex="bold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bfbdb6" loext:opacity="100%" style:font-name="Droid Sans Mono" fo:font-size="10.5pt" fo:font-weight="bold" fo:background-color="transparent" style:font-weight-asian="bold" style:font-weight-complex="bold"/>
    </style:style>
    <style:style style:name="P9" style:family="paragraph" style:parent-style-name="Standard">
      <style:paragraph-properties fo:margin-top="0in" fo:margin-bottom="0.1965in" style:contextual-spacing="false" style:line-height-at-least="0.198in"/>
      <style:text-properties fo:font-weight="bold" fo:background-color="transparent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985e6" officeooo:paragraph-rsid="000985e6" fo:background-color="transparent" style:font-weight-asian="normal" style:font-weight-complex="normal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6pt" fo:font-weight="bold" officeooo:rsid="000985e6" officeooo:paragraph-rsid="000985e6" fo:background-color="transparent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6pt" fo:font-weight="normal" officeooo:rsid="000985e6" officeooo:paragraph-rsid="000985e6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bfbdb6" loext:opacity="100%" style:font-name="Droid Sans Mono" fo:font-size="10.5pt" fo:font-weight="bold" officeooo:rsid="000985e6" officeooo:paragraph-rsid="000985e6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acb6bf" loext:opacity="100%" style:font-name="Droid Sans Mono" fo:font-size="10.5pt" fo:font-style="italic" fo:font-weight="bold" fo:background-color="transparent" style:font-weight-asian="bold" style:font-weight-complex="bold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6pt" fo:font-weight="bold" officeooo:rsid="000a7885" officeooo:paragraph-rsid="000a7885" fo:background-color="transparent" style:font-size-asian="14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bfbdb6" loext:opacity="100%" style:font-name="Droid Sans Mono" fo:font-size="10.5pt" fo:font-weight="bold" officeooo:rsid="000a7885" officeooo:paragraph-rsid="000a7885" fo:background-color="transparent" style:font-size-asian="14pt" style:font-weight-asian="bold" style:font-size-complex="16pt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margin-left="0in" fo:margin-right="0in" style:line-height-at-least="0.198in" fo:text-indent="0in" style:auto-text-indent="false" fo:background-color="transparent"/>
      <style:text-properties fo:color="#bfbdb6" loext:opacity="100%" style:font-name="Droid Sans Mono" fo:font-size="10.5pt" fo:font-weight="bold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20pt" officeooo:rsid="000985e6" officeooo:paragraph-rsid="000a7885" style:font-size-asian="17.5pt" style:font-size-complex="20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6pt" fo:font-weight="bold" officeooo:rsid="000a7885" officeooo:paragraph-rsid="000a7885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6pt" fo:font-weight="normal" officeooo:rsid="000a7885" officeooo:paragraph-rsid="000a7885" style:font-size-asian="14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fo:font-size="20pt" fo:font-weight="normal" officeooo:rsid="000b4781" officeooo:paragraph-rsid="000b4781" style:font-size-asian="17.5pt" style:font-weight-asian="normal" style:font-size-complex="2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20pt" fo:font-weight="normal" officeooo:rsid="000b4781" officeooo:paragraph-rsid="000b4781" style:font-size-asian="17.5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20pt" fo:font-weight="bold" officeooo:rsid="000b4781" officeooo:paragraph-rsid="000b4781" style:font-size-asian="17.5pt" style:font-weight-asian="bold" style:font-size-complex="20pt" style:font-weight-complex="bold"/>
    </style:style>
    <style:style style:name="P25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color="#bfbdb6" loext:opacity="100%" style:font-name="Droid Sans Mono" fo:font-size="10.5pt" fo:font-weight="bold" officeooo:rsid="000b4781" officeooo:paragraph-rsid="000b4781" fo:background-color="transparent" style:font-size-asian="17.5pt" style:font-weight-asian="bold" style:font-size-complex="20pt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margin-top="0in" fo:margin-bottom="0.1965in" style:contextual-spacing="false" style:line-height-at-least="0.198in" fo:background-color="transparent"/>
      <style:text-properties fo:color="#bfbdb6" loext:opacity="100%" style:font-name="Droid Sans Mono" fo:font-size="10.5pt" fo:font-weight="bold" fo:background-color="transparent" style:font-weight-asian="bold" style:font-weight-complex="bold"/>
    </style:style>
    <style:style style:name="P27" style:family="paragraph" style:parent-style-name="Standard">
      <loext:graphic-properties draw:fill="none" draw:fill-color="#ffffff" draw:opacity="100%"/>
      <style:paragraph-properties style:line-height-at-least="0.198in" fo:background-color="transparent"/>
      <style:text-properties fo:font-weight="bold" fo:background-color="transparent" style:font-weight-asian="bold" style:font-weight-complex="bold"/>
    </style:style>
    <style:style style:name="P28" style:family="paragraph" style:parent-style-name="Standard">
      <loext:graphic-properties draw:fill="none" draw:fill-color="#ffffff" draw:opacity="100%"/>
      <style:paragraph-properties fo:margin-left="0in" fo:margin-right="0in" style:line-height-at-least="0.198in" fo:text-indent="0in" style:auto-text-indent="false" fo:background-color="transparent"/>
      <style:text-properties fo:color="#acb6bf" loext:opacity="100%" style:font-name="Droid Sans Mono" fo:font-size="10.5pt" fo:font-style="italic" fo:font-weight="bold" fo:background-color="transparent" style:font-weight-asian="bold" style:font-weight-complex="bold"/>
    </style:style>
    <style:style style:name="P29" style:family="paragraph" style:parent-style-name="Standard">
      <loext:graphic-properties draw:fill="none" draw:fill-color="#ffffff" draw:opacity="100%"/>
      <style:paragraph-properties fo:margin-left="0in" fo:margin-right="0in" style:line-height-at-least="0.198in" fo:text-indent="0in" style:auto-text-indent="false" fo:background-color="transparent"/>
      <style:text-properties fo:color="#aad94c" loext:opacity="100%" style:font-name="Droid Sans Mono" fo:font-size="10.5pt" fo:font-weight="bold" officeooo:rsid="000b4781" officeooo:paragraph-rsid="000b4781" fo:background-color="#0b0e14" style:font-weight-asian="bold" style:font-weight-complex="bold"/>
    </style:style>
    <style:style style:name="P30" style:family="paragraph" style:parent-style-name="Standard">
      <loext:graphic-properties draw:fill="none" draw:fill-color="#ffffff" draw:opacity="100%"/>
      <style:paragraph-properties fo:margin-left="0in" fo:margin-right="0in" style:line-height-at-least="0.198in" fo:text-indent="0in" style:auto-text-indent="false" fo:background-color="transparent"/>
      <style:text-properties fo:color="#000000" loext:opacity="100%" style:font-name="Droid Sans Mono" fo:font-size="16pt" fo:font-weight="bold" officeooo:rsid="000b4781" officeooo:paragraph-rsid="000b4781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loext:graphic-properties draw:fill="none" draw:fill-color="#ffffff" draw:opacity="100%"/>
      <style:paragraph-properties fo:margin-left="0in" fo:margin-right="0in" style:line-height-at-least="0.198in" fo:text-indent="0in" style:auto-text-indent="false" fo:background-color="transparent"/>
      <style:text-properties fo:color="#bfbdb6" loext:opacity="100%" style:font-name="Droid Sans Mono" fo:font-size="10.5pt" fo:font-weight="bold" officeooo:rsid="000b4781" officeooo:paragraph-rsid="000b4781" fo:background-color="transparent" style:font-size-asian="16pt" style:font-weight-asian="bold" style:font-size-complex="16pt" style:font-weight-complex="bold"/>
    </style:style>
    <style:style style:name="P32" style:family="paragraph" style:parent-style-name="Standard" style:list-style-name="L2">
      <style:paragraph-properties fo:line-height="150%" fo:text-align="start" style:justify-single-word="false"/>
      <style:text-properties fo:color="#000000" loext:opacity="100%" fo:font-size="20pt" fo:font-weight="normal" officeooo:rsid="000b4781" officeooo:paragraph-rsid="000b4781" style:font-size-asian="17.5pt" style:font-weight-asian="normal" style:font-size-complex="20pt" style:font-weight-complex="normal"/>
    </style:style>
    <style:style style:name="P33" style:family="paragraph" style:parent-style-name="Standard" style:list-style-name="L2">
      <style:paragraph-properties style:line-height-at-least="0.198in"/>
      <style:text-properties fo:color="#000000" loext:opacity="100%" style:font-name="Droid Sans Mono" fo:font-size="16pt" fo:font-weight="normal" officeooo:rsid="000985e6" officeooo:paragraph-rsid="000985e6" fo:background-color="transparent" style:font-size-asian="16pt" style:font-weight-asian="normal" style:font-size-complex="16pt" style:font-weight-complex="normal"/>
    </style:style>
    <style:style style:name="P34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style:use-window-font-color="true" loext:opacity="0%" style:font-name="Droid Sans Mono" fo:font-size="10.5pt" fo:font-weight="normal" officeooo:paragraph-rsid="000985e6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size-asian="16pt"/>
    </style:style>
    <style:style style:name="T3" style:family="text">
      <style:text-properties fo:color="#ff8f40" loext:opacity="100%"/>
    </style:style>
    <style:style style:name="T4" style:family="text">
      <style:text-properties fo:color="#aad94c" loext:opacity="100%"/>
    </style:style>
    <style:style style:name="T5" style:family="text">
      <style:text-properties fo:color="#59c2ff" loext:opacity="100%"/>
    </style:style>
    <style:style style:name="T6" style:family="text">
      <style:text-properties fo:color="#d2a6ff" loext:opacity="100%"/>
    </style:style>
    <style:style style:name="T7" style:family="text">
      <style:text-properties fo:color="#ffb454" loext:opacity="100%"/>
    </style:style>
    <style:style style:name="T8" style:family="text">
      <style:text-properties fo:color="#f29668" loext:opacity="100%"/>
    </style:style>
    <style:style style:name="T9" style:family="text">
      <style:text-properties fo:color="#95e6cb" loext:opacity="100%"/>
    </style:style>
    <style:style style:name="T10" style:family="text">
      <style:text-properties officeooo:rsid="000a78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Rapport Exo 4 et 5</text:p>
      <text:p text:style-name="P1"/>
      <text:p text:style-name="P2">Belmouloud Mustapha Abdellah</text:p>
      <text:p text:style-name="P2"/>
      <text:p text:style-name="P2">212131092524</text:p>
      <text:p text:style-name="P2"/>
      <text:p text:style-name="P2">Groupe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xo 4:</text:p>
      <text:p text:style-name="P3"/>
      <text:p text:style-name="P4">Creation des semaphores: <text:span text:style-name="T1">3 semaphore pour 1 consomateur et 1 producteur.</text:span></text:p>
      <text:p text:style-name="P5"/>
      <text:list text:style-name="L1">
        <text:list-item>
          <text:p text:style-name="P6">mutex pour la section critique</text:p>
        </text:list-item>
        <text:list-item>
          <text:p text:style-name="P6">full pour les consomateurs</text:p>
        </text:list-item>
        <text:list-item>
          <text:p text:style-name="P6">empty pour les producteur</text:p>
          <text:p text:style-name="P6"/>
        </text:list-item>
      </text:list>
      <text:p text:style-name="P5">full et empty vont etre utilisé comme des compteur</text:p>
      <text:p text:style-name="P5"/>
      <text:p text:style-name="P5">pour le cas de n consomateurs et n producteur on vat ajouter a semaphore</text:p>
      <text:p text:style-name="P5"/>
      <text:p text:style-name="P5">pour chaque un, donc 5 semaphores en total</text:p>
      <text:p text:style-name="P5"/>
      <text:p text:style-name="P5">la memoire partagé vat etre créé comme l’exercise le dicte</text:p>
      <text:p text:style-name="P5"/>
      <text:p text:style-name="P4"><text:span text:style-name="T2">creat.c</text:span></text:p>
      <text:p text:style-name="P5"/>
      <text:p text:style-name="P7"><text:span text:style-name="T3">#include</text:span> <text:span text:style-name="T4">&lt;stdlib.h&gt;</text:span></text:p>
      <text:p text:style-name="P8"><text:span text:style-name="T3">#include</text:span> <text:span text:style-name="T4">&lt;sys/types.h&gt;</text:span></text:p>
      <text:p text:style-name="P8"><text:span text:style-name="T3">#include</text:span> <text:span text:style-name="T4">&lt;sys/ipc.h&gt;</text:span></text:p>
      <text:p text:style-name="P8"><text:span text:style-name="T3">#include</text:span> <text:span text:style-name="T4">&lt;sys/sem.h&gt;</text:span></text:p>
      <text:p text:style-name="P8"><text:span text:style-name="T3">#include</text:span> <text:span text:style-name="T4">&lt;sys/shm.h&gt;</text:span></text:p>
      <text:p text:style-name="P9"/>
      <text:p text:style-name="P8"><text:span text:style-name="T3">typedef</text:span> <text:span text:style-name="T5">struct</text:span>{</text:p>
      <text:p text:style-name="P8"><text:span text:style-name="T5">int</text:span> tab[<text:span text:style-name="T6">10</text:span>];</text:p>
      <text:p text:style-name="P8"><text:span text:style-name="T5">int</text:span> indxl;</text:p>
      <text:p text:style-name="P8"><text:span text:style-name="T5">int</text:span> indxr;</text:p>
      <text:p text:style-name="P8">} <text:span text:style-name="T5">madata</text:span>;</text:p>
      <text:p text:style-name="P10"/>
      <text:p text:style-name="P8"><text:span text:style-name="T5">int</text:span> <text:span text:style-name="T7">main</text:span>(){</text:p>
      <text:p text:style-name="P10"/>
      <text:p text:style-name="P8"><text:span text:style-name="T5">key_t</text:span> key<text:span text:style-name="T8">=</text:span><text:span text:style-name="T7">ftok</text:span>(<text:span text:style-name="T4">"/home/crow/uni/rsd-s1/sys/tp1/exo4"</text:span>, <text:span text:style-name="T4">'b'</text:span>);</text:p>
      <text:p text:style-name="P8"><text:span text:style-name="T5">int</text:span> shmid<text:span text:style-name="T8">=</text:span><text:span text:style-name="T7">shmget</text:span>(key,<text:span text:style-name="T8">sizeof</text:span>(<text:span text:style-name="T5">madata</text:span>),<text:span text:style-name="T7">IPC_CREAT</text:span><text:span text:style-name="T8">|</text:span><text:span text:style-name="T7">IPC_EXCL</text:span><text:span text:style-name="T8">|</text:span><text:span text:style-name="T3">0</text:span><text:span text:style-name="T6">666</text:span>);</text:p>
      <text:p text:style-name="P8"><text:span text:style-name="T3">if</text:span> (shmid <text:span text:style-name="T8">==</text:span> <text:span text:style-name="T8">-</text:span><text:span text:style-name="T6">1</text:span>) shmid <text:span text:style-name="T8">=</text:span> <text:span text:style-name="T7">shmget</text:span>(key, <text:span text:style-name="T8">sizeof</text:span>(<text:span text:style-name="T5">madata</text:span>), <text:span text:style-name="T3">0</text:span><text:span text:style-name="T6">666</text:span>);</text:p>
      <text:p text:style-name="P10"/>
      <text:p text:style-name="P8"><text:span text:style-name="T5">madata</text:span> <text:span text:style-name="T8">*</text:span>shmval <text:span text:style-name="T8">=</text:span> <text:span text:style-name="T7">shmat</text:span>(shmid, <text:span text:style-name="T7">NULL</text:span>, <text:span text:style-name="T6">0</text:span>);</text:p>
      <text:p text:style-name="P8"><text:span text:style-name="T3">for</text:span> (<text:span text:style-name="T5">int</text:span> i <text:span text:style-name="T8">=</text:span> <text:span text:style-name="T6">0</text:span>; i <text:span text:style-name="T8">&lt;</text:span> <text:span text:style-name="T6">9</text:span>; i<text:span text:style-name="T8">++</text:span>){</text:p>
      <text:p text:style-name="P8">shmval-&gt;tab[i]<text:span text:style-name="T8">=</text:span><text:span text:style-name="T6">0</text:span>;</text:p>
      <text:p text:style-name="P8">}</text:p>
      <text:p text:style-name="P8">shmval-&gt;indxl <text:span text:style-name="T8">=</text:span> <text:span text:style-name="T6">0</text:span>;</text:p>
      <text:p text:style-name="P8">shmval-&gt;indxr <text:span text:style-name="T8">=</text:span> <text:span text:style-name="T6">0</text:span>;</text:p>
      <text:p text:style-name="P10"/>
      <text:p text:style-name="P8"><text:soft-page-break/><text:span text:style-name="T7">shmdt</text:span>(shmval);</text:p>
      <text:p text:style-name="P10"/>
      <text:p text:style-name="P8"><text:span text:style-name="T5">key_t</text:span> mutexkey<text:span text:style-name="T8">=</text:span><text:span text:style-name="T7">ftok</text:span>(<text:span text:style-name="T4">"/home/crow/uni/rsd-s1/sys/tp1/exo4"</text:span>, <text:span text:style-name="T4">'m'</text:span>);</text:p>
      <text:p text:style-name="P10"/>
      <text:p text:style-name="P8"><text:span text:style-name="T5">key_t</text:span> fullkey<text:span text:style-name="T8">=</text:span><text:span text:style-name="T7">ftok</text:span>(<text:span text:style-name="T4">"/home/crow/uni/rsd-s1/sys/tp1/exo4"</text:span>, <text:span text:style-name="T4">'f'</text:span>);</text:p>
      <text:p text:style-name="P8"><text:span text:style-name="T5">key_t</text:span> emptykey<text:span text:style-name="T8">=</text:span><text:span text:style-name="T7">ftok</text:span>(<text:span text:style-name="T4">"/home/crow/uni/rsd-s1/sys/tp1/exo4"</text:span>, <text:span text:style-name="T4">'e'</text:span>);</text:p>
      <text:p text:style-name="P8"><text:span text:style-name="T5">key_t</text:span> prokey<text:span text:style-name="T8">=</text:span><text:span text:style-name="T7">ftok</text:span>(<text:span text:style-name="T4">"/home/crow/uni/rsd-s1/sys/tp1/exo4"</text:span>, <text:span text:style-name="T4">'p'</text:span>);</text:p>
      <text:p text:style-name="P8"><text:span text:style-name="T5">key_t</text:span> conkey<text:span text:style-name="T8">=</text:span><text:span text:style-name="T7">ftok</text:span>(<text:span text:style-name="T4">"/home/crow/uni/rsd-s1/sys/tp1/exo4"</text:span>, <text:span text:style-name="T4">'c'</text:span>);</text:p>
      <text:p text:style-name="P10"/>
      <text:p text:style-name="P8"><text:span text:style-name="T5">int</text:span> mutex <text:span text:style-name="T8">=</text:span> <text:span text:style-name="T7">semget</text:span>(mutex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8"><text:span text:style-name="T5">int</text:span> full <text:span text:style-name="T8">=</text:span> <text:span text:style-name="T7">semget</text:span>(full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8"><text:span text:style-name="T5">int</text:span> empty <text:span text:style-name="T8">=</text:span> <text:span text:style-name="T7">semget</text:span>(empty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8"><text:span text:style-name="T5">int</text:span> pro <text:span text:style-name="T8">=</text:span> <text:span text:style-name="T7">semget</text:span>(pro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8"><text:span text:style-name="T5">int</text:span> con <text:span text:style-name="T8">=</text:span> <text:span text:style-name="T7">semget</text:span>(con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10"/>
      <text:p text:style-name="P8"><text:span text:style-name="T3">if</text:span> (full <text:span text:style-name="T8">==</text:span> <text:span text:style-name="T8">-</text:span><text:span text:style-name="T6">1</text:span>) mutex <text:span text:style-name="T8">=</text:span> <text:span text:style-name="T7">semget</text:span>(mutexkey, <text:span text:style-name="T6">1</text:span>, <text:span text:style-name="T3">0</text:span><text:span text:style-name="T6">666</text:span>);</text:p>
      <text:p text:style-name="P8"><text:span text:style-name="T3">if</text:span> (full <text:span text:style-name="T8">==</text:span> <text:span text:style-name="T8">-</text:span><text:span text:style-name="T6">1</text:span>) full <text:span text:style-name="T8">=</text:span> <text:span text:style-name="T7">semget</text:span>(fullkey, <text:span text:style-name="T6">1</text:span>, <text:span text:style-name="T3">0</text:span><text:span text:style-name="T6">666</text:span>);</text:p>
      <text:p text:style-name="P8"><text:span text:style-name="T3">if</text:span> (empty <text:span text:style-name="T8">==</text:span> <text:span text:style-name="T8">-</text:span><text:span text:style-name="T6">1</text:span>) empty <text:span text:style-name="T8">=</text:span> <text:span text:style-name="T7">semget</text:span>(emptykey, <text:span text:style-name="T6">1</text:span>, <text:span text:style-name="T3">0</text:span><text:span text:style-name="T6">666</text:span>);</text:p>
      <text:p text:style-name="P8"><text:span text:style-name="T3">if</text:span> (pro <text:span text:style-name="T8">==</text:span> <text:span text:style-name="T8">-</text:span><text:span text:style-name="T6">1</text:span>) pro <text:span text:style-name="T8">=</text:span> <text:span text:style-name="T7">semget</text:span>(prokey, <text:span text:style-name="T6">1</text:span>, <text:span text:style-name="T3">0</text:span><text:span text:style-name="T6">666</text:span>);</text:p>
      <text:p text:style-name="P8"><text:span text:style-name="T3">if</text:span> (con <text:span text:style-name="T8">==</text:span> <text:span text:style-name="T8">-</text:span><text:span text:style-name="T6">1</text:span>) con <text:span text:style-name="T8">=</text:span> <text:span text:style-name="T7">semget</text:span>(conkey, <text:span text:style-name="T6">1</text:span>, <text:span text:style-name="T3">0</text:span><text:span text:style-name="T6">666</text:span>);</text:p>
      <text:p text:style-name="P10"/>
      <text:p text:style-name="P8"><text:span text:style-name="T7">semctl</text:span>(mutex, <text:span text:style-name="T6">0</text:span>, <text:span text:style-name="T7">SETVAL</text:span>, <text:span text:style-name="T6">1</text:span>);</text:p>
      <text:p text:style-name="P8"><text:span text:style-name="T7">semctl</text:span>(full, <text:span text:style-name="T6">0</text:span>, <text:span text:style-name="T7">SETVAL</text:span>, <text:span text:style-name="T6">0</text:span>);</text:p>
      <text:p text:style-name="P8"><text:span text:style-name="T7">semctl</text:span>(empty, <text:span text:style-name="T6">0</text:span>, <text:span text:style-name="T7">SETVAL</text:span>, <text:span text:style-name="T6">10</text:span>);</text:p>
      <text:p text:style-name="P8"><text:span text:style-name="T7">semctl</text:span>(pro, <text:span text:style-name="T6">0</text:span>, <text:span text:style-name="T7">SETVAL</text:span>, <text:span text:style-name="T6">1</text:span>);</text:p>
      <text:p text:style-name="P8"><text:span text:style-name="T7">semctl</text:span>(con, <text:span text:style-name="T6">0</text:span>, <text:span text:style-name="T7">SETVAL</text:span>, <text:span text:style-name="T6">1</text:span>);</text:p>
      <text:p text:style-name="P8"><text:span text:style-name="T3">return</text:span> <text:span text:style-name="T6">0</text:span>;</text:p>
      <text:p text:style-name="P8">}</text:p>
      <text:p text:style-name="P8"/>
      <text:p text:style-name="P11"/>
      <text:p text:style-name="P12">consomateur.c :</text:p>
      <text:p text:style-name="P13"/>
      <text:p text:style-name="P14"><text:span text:style-name="T3">#include</text:span> <text:span text:style-name="T4">&lt;unistd.h&gt;</text:span></text:p>
      <text:p text:style-name="P8"><text:span text:style-name="T3">#include</text:span> <text:span text:style-name="T4">&lt;stdlib.h&gt;</text:span></text:p>
      <text:p text:style-name="P8"><text:span text:style-name="T3">#include</text:span> <text:span text:style-name="T4">&lt;sys/types.h&gt;</text:span></text:p>
      <text:p text:style-name="P8"><text:span text:style-name="T3">#include</text:span> <text:span text:style-name="T4">&lt;sys/ipc.h&gt;</text:span></text:p>
      <text:p text:style-name="P8"><text:span text:style-name="T3">#include</text:span> <text:span text:style-name="T4">&lt;sys/sem.h&gt;</text:span></text:p>
      <text:p text:style-name="P8"><text:span text:style-name="T3">#include</text:span> <text:span text:style-name="T4">&lt;sys/shm.h&gt;</text:span></text:p>
      <text:p text:style-name="P8"><text:span text:style-name="T3">#include</text:span> <text:span text:style-name="T4">&lt;stdio.h&gt;</text:span></text:p>
      <text:p text:style-name="P10"/>
      <text:p text:style-name="P8"><text:span text:style-name="T3">typedef</text:span> <text:span text:style-name="T5">struct</text:span>{</text:p>
      <text:p text:style-name="P8"><text:span text:style-name="T5">int</text:span> tab[<text:span text:style-name="T6">10</text:span>];</text:p>
      <text:p text:style-name="P8"><text:span text:style-name="T5">int</text:span> indxl;</text:p>
      <text:p text:style-name="P8"><text:span text:style-name="T5">int</text:span> indxr;</text:p>
      <text:p text:style-name="P8">} <text:span text:style-name="T5">madata</text:span>;</text:p>
      <text:p text:style-name="P10"/>
      <text:p text:style-name="P8"><text:span text:style-name="T5">struct</text:span> <text:span text:style-name="T5">sembuf</text:span> p <text:span text:style-name="T8">=</text:span> {<text:span text:style-name="T6">0</text:span>, <text:span text:style-name="T8">-</text:span><text:span text:style-name="T6">1</text:span>, <text:span text:style-name="T6">0</text:span>};</text:p>
      <text:p text:style-name="P8"><text:span text:style-name="T5">struct</text:span> <text:span text:style-name="T5">sembuf</text:span> v <text:span text:style-name="T8">=</text:span> {<text:span text:style-name="T6">0</text:span>, <text:span text:style-name="T8">+</text:span><text:span text:style-name="T6">1</text:span>, <text:span text:style-name="T6">0</text:span>};</text:p>
      <text:p text:style-name="P15">// semop(semid, &amp;p, 1);</text:p>
      <text:p text:style-name="P10"/>
      <text:p text:style-name="P8"><text:soft-page-break/><text:span text:style-name="T5">void</text:span> <text:span text:style-name="T7">consume</text:span>(<text:span text:style-name="T5">madata</text:span> <text:span text:style-name="T8">*</text:span><text:span text:style-name="T6">shm</text:span>){</text:p>
      <text:p text:style-name="P8"><text:span text:style-name="T5">int</text:span> in <text:span text:style-name="T8">=</text:span> <text:span text:style-name="T6">shm</text:span>-&gt;indxl;</text:p>
      <text:p text:style-name="P8"><text:span text:style-name="T6">shm</text:span>-&gt;tab[in] <text:span text:style-name="T8">=</text:span> <text:span text:style-name="T6">0</text:span>;</text:p>
      <text:p text:style-name="P8"><text:span text:style-name="T3">if</text:span> (in <text:span text:style-name="T8">==</text:span> <text:span text:style-name="T6">9</text:span>) <text:span text:style-name="T6">shm</text:span>-&gt;indxl <text:span text:style-name="T8">=</text:span> <text:span text:style-name="T6">0</text:span>;</text:p>
      <text:p text:style-name="P8"><text:span text:style-name="T3">else</text:span> <text:span text:style-name="T6">shm</text:span>-&gt;indxl <text:span text:style-name="T8">=</text:span> in <text:span text:style-name="T8">+</text:span> <text:span text:style-name="T6">1</text:span>;</text:p>
      <text:p text:style-name="P8"><text:span text:style-name="T7">sleep</text:span>(<text:span text:style-name="T6">1</text:span>);</text:p>
      <text:p text:style-name="P8"><text:span text:style-name="T7">printf</text:span>(<text:span text:style-name="T4">"consumer: </text:span><text:span text:style-name="T9">%d</text:span><text:span text:style-name="T4"> </text:span><text:span text:style-name="T9">\n</text:span><text:span text:style-name="T4">"</text:span>, in);</text:p>
      <text:p text:style-name="P8">}</text:p>
      <text:p text:style-name="P10"/>
      <text:p text:style-name="P8"><text:span text:style-name="T5">int</text:span> <text:span text:style-name="T7">main</text:span>(){</text:p>
      <text:p text:style-name="P10"/>
      <text:p text:style-name="P8"><text:span text:style-name="T5">key_t</text:span> key<text:span text:style-name="T8">=</text:span><text:span text:style-name="T7">ftok</text:span>(<text:span text:style-name="T4">"/home/crow/uni/rsd-s1/sys/tp1/exo4"</text:span>, <text:span text:style-name="T4">'b'</text:span>);</text:p>
      <text:p text:style-name="P8"><text:span text:style-name="T5">int</text:span> shmid <text:span text:style-name="T8">=</text:span> <text:span text:style-name="T7">shmget</text:span>(key, <text:span text:style-name="T8">sizeof</text:span>(<text:span text:style-name="T5">madata</text:span>), <text:span text:style-name="T3">0</text:span><text:span text:style-name="T6">666</text:span>);</text:p>
      <text:p text:style-name="P10"/>
      <text:p text:style-name="P8"><text:span text:style-name="T5">madata</text:span> <text:span text:style-name="T8">*</text:span>shmval <text:span text:style-name="T8">=</text:span> <text:span text:style-name="T7">shmat</text:span>(shmid, <text:span text:style-name="T7">NULL</text:span>, <text:span text:style-name="T6">0</text:span>);</text:p>
      <text:p text:style-name="P10"/>
      <text:p text:style-name="P8"><text:span text:style-name="T5">key_t</text:span> mutexkey<text:span text:style-name="T8">=</text:span><text:span text:style-name="T7">ftok</text:span>(<text:span text:style-name="T4">"/home/crow/uni/rsd-s1/sys/tp1/exo4"</text:span>, <text:span text:style-name="T4">'m'</text:span>);</text:p>
      <text:p text:style-name="P8"><text:span text:style-name="T5">key_t</text:span> fullkey<text:span text:style-name="T8">=</text:span><text:span text:style-name="T7">ftok</text:span>(<text:span text:style-name="T4">"/home/crow/uni/rsd-s1/sys/tp1/exo4"</text:span>, <text:span text:style-name="T4">'f'</text:span>);</text:p>
      <text:p text:style-name="P8"><text:span text:style-name="T5">key_t</text:span> emptykey<text:span text:style-name="T8">=</text:span><text:span text:style-name="T7">ftok</text:span>(<text:span text:style-name="T4">"/home/crow/uni/rsd-s1/sys/tp1/exo4"</text:span>, <text:span text:style-name="T4">'e'</text:span>);</text:p>
      <text:p text:style-name="P8"><text:span text:style-name="T5">key_t</text:span> prokey<text:span text:style-name="T8">=</text:span><text:span text:style-name="T7">ftok</text:span>(<text:span text:style-name="T4">"/home/crow/uni/rsd-s1/sys/tp1/exo4"</text:span>, <text:span text:style-name="T4">'p'</text:span>);</text:p>
      <text:p text:style-name="P8"><text:span text:style-name="T5">key_t</text:span> conkey<text:span text:style-name="T8">=</text:span><text:span text:style-name="T7">ftok</text:span>(<text:span text:style-name="T4">"/home/crow/uni/rsd-s1/sys/tp1/exo4"</text:span>, <text:span text:style-name="T4">'c'</text:span>);</text:p>
      <text:p text:style-name="P10"/>
      <text:p text:style-name="P8"><text:span text:style-name="T5">int</text:span> mutex <text:span text:style-name="T8">=</text:span> <text:span text:style-name="T7">semget</text:span>(mutexkey, <text:span text:style-name="T6">1</text:span>, <text:span text:style-name="T3">0</text:span><text:span text:style-name="T6">666</text:span>);</text:p>
      <text:p text:style-name="P8"><text:span text:style-name="T5">int</text:span> full <text:span text:style-name="T8">=</text:span> <text:span text:style-name="T7">semget</text:span>(fullkey, <text:span text:style-name="T6">1</text:span>, <text:span text:style-name="T3">0</text:span><text:span text:style-name="T6">666</text:span>);</text:p>
      <text:p text:style-name="P8"><text:span text:style-name="T5">int</text:span> empty <text:span text:style-name="T8">=</text:span> <text:span text:style-name="T7">semget</text:span>(emptykey, <text:span text:style-name="T6">1</text:span>, <text:span text:style-name="T3">0</text:span><text:span text:style-name="T6">666</text:span>);</text:p>
      <text:p text:style-name="P8"><text:span text:style-name="T5">int</text:span> pro <text:span text:style-name="T8">=</text:span> <text:span text:style-name="T7">semget</text:span>(prokey, <text:span text:style-name="T6">1</text:span>, <text:span text:style-name="T3">0</text:span><text:span text:style-name="T6">666</text:span>);</text:p>
      <text:p text:style-name="P8"><text:span text:style-name="T5">int</text:span> con <text:span text:style-name="T8">=</text:span> <text:span text:style-name="T7">semget</text:span>(conkey, <text:span text:style-name="T6">1</text:span>, <text:span text:style-name="T3">0</text:span><text:span text:style-name="T6">666</text:span>);</text:p>
      <text:p text:style-name="P10"/>
      <text:p text:style-name="P8"><text:span text:style-name="T3">while</text:span> (<text:span text:style-name="T6">1</text:span>)</text:p>
      <text:p text:style-name="P8">{</text:p>
      <text:p text:style-name="P8"><text:span text:style-name="T7">semop</text:span>(con, <text:span text:style-name="T8">&amp;</text:span>p, <text:span text:style-name="T6">1</text:span>);</text:p>
      <text:p text:style-name="P8"><text:span text:style-name="T7">semop</text:span>(full, <text:span text:style-name="T8">&amp;</text:span>p, <text:span text:style-name="T6">1</text:span>);</text:p>
      <text:p text:style-name="P8"><text:span text:style-name="T7">semop</text:span>(mutex, <text:span text:style-name="T8">&amp;</text:span>p, <text:span text:style-name="T6">1</text:span>);</text:p>
      <text:p text:style-name="P10"/>
      <text:p text:style-name="P8"><text:span text:style-name="T7">consume</text:span>(shmval);</text:p>
      <text:p text:style-name="P10"/>
      <text:p text:style-name="P8"><text:span text:style-name="T7">semop</text:span>(mutex, <text:span text:style-name="T8">&amp;</text:span>v, <text:span text:style-name="T6">1</text:span>);</text:p>
      <text:p text:style-name="P8"><text:span text:style-name="T7">semop</text:span>(empty, <text:span text:style-name="T8">&amp;</text:span>v, <text:span text:style-name="T6">1</text:span>);</text:p>
      <text:p text:style-name="P8"><text:span text:style-name="T7">semop</text:span>(con, <text:span text:style-name="T8">&amp;</text:span>v, <text:span text:style-name="T6">1</text:span>);</text:p>
      <text:p text:style-name="P8">}</text:p>
      <text:p text:style-name="P10"/>
      <text:p text:style-name="P8"><text:span text:style-name="T3">return</text:span> <text:span text:style-name="T6">0</text:span>;</text:p>
      <text:p text:style-name="P10"/>
      <text:p text:style-name="P8">}</text:p>
      <text:p text:style-name="P8"/>
      <text:p text:style-name="P8"/>
      <text:p text:style-name="P8"/>
      <text:p text:style-name="P16"/>
      <text:p text:style-name="P16"/>
      <text:p text:style-name="P16"/>
      <text:p text:style-name="P16"><text:soft-page-break/>producteur.c</text:p>
      <text:p text:style-name="P16"/>
      <text:p text:style-name="P17"><text:span text:style-name="T3">#include</text:span> <text:span text:style-name="T4">&lt;unistd.h&gt;</text:span></text:p>
      <text:p text:style-name="P8"><text:span text:style-name="T3">#include</text:span> <text:span text:style-name="T4">&lt;stdlib.h&gt;</text:span></text:p>
      <text:p text:style-name="P8"><text:span text:style-name="T3">#include</text:span> <text:span text:style-name="T4">&lt;sys/types.h&gt;</text:span></text:p>
      <text:p text:style-name="P8"><text:span text:style-name="T3">#include</text:span> <text:span text:style-name="T4">&lt;sys/ipc.h&gt;</text:span></text:p>
      <text:p text:style-name="P8"><text:span text:style-name="T3">#include</text:span> <text:span text:style-name="T4">&lt;sys/sem.h&gt;</text:span></text:p>
      <text:p text:style-name="P8"><text:span text:style-name="T3">#include</text:span> <text:span text:style-name="T4">&lt;sys/shm.h&gt;</text:span></text:p>
      <text:p text:style-name="P8"><text:span text:style-name="T3">#include</text:span> <text:span text:style-name="T4">&lt;stdio.h&gt;</text:span></text:p>
      <text:p text:style-name="P9"/>
      <text:p text:style-name="P8"><text:span text:style-name="T3">typedef</text:span> <text:span text:style-name="T5">struct</text:span>{</text:p>
      <text:p text:style-name="P8"><text:span text:style-name="T5">int</text:span> tab[<text:span text:style-name="T6">10</text:span>];</text:p>
      <text:p text:style-name="P8"><text:span text:style-name="T5">int</text:span> indxl;</text:p>
      <text:p text:style-name="P8"><text:span text:style-name="T5">int</text:span> indxr;</text:p>
      <text:p text:style-name="P8">} <text:span text:style-name="T5">madata</text:span>;</text:p>
      <text:p text:style-name="P10"/>
      <text:p text:style-name="P8"><text:span text:style-name="T5">struct</text:span> <text:span text:style-name="T5">sembuf</text:span> p <text:span text:style-name="T8">=</text:span> {<text:span text:style-name="T6">0</text:span>, <text:span text:style-name="T8">-</text:span><text:span text:style-name="T6">1</text:span>, <text:span text:style-name="T6">0</text:span>};</text:p>
      <text:p text:style-name="P8"><text:span text:style-name="T5">struct</text:span> <text:span text:style-name="T5">sembuf</text:span> v <text:span text:style-name="T8">=</text:span> {<text:span text:style-name="T6">0</text:span>, <text:span text:style-name="T8">+</text:span><text:span text:style-name="T6">1</text:span>, <text:span text:style-name="T6">0</text:span>};</text:p>
      <text:p text:style-name="P15">// semop(semid, &amp;p, 1);</text:p>
      <text:p text:style-name="P10"/>
      <text:p text:style-name="P8"><text:span text:style-name="T5">void</text:span> <text:span text:style-name="T7">produce</text:span>(<text:span text:style-name="T5">madata</text:span> <text:span text:style-name="T8">*</text:span><text:span text:style-name="T6">shm</text:span>){</text:p>
      <text:p text:style-name="P8"><text:span text:style-name="T5">int</text:span> in <text:span text:style-name="T8">=</text:span> <text:span text:style-name="T6">shm</text:span>-&gt;indxr;</text:p>
      <text:p text:style-name="P8"><text:span text:style-name="T6">shm</text:span>-&gt;tab[in] <text:span text:style-name="T8">=</text:span> <text:span text:style-name="T6">1</text:span>;</text:p>
      <text:p text:style-name="P8"><text:span text:style-name="T3">if</text:span> (in<text:span text:style-name="T8">==</text:span><text:span text:style-name="T6">9</text:span>) <text:span text:style-name="T6">shm</text:span>-&gt;indxr <text:span text:style-name="T8">=</text:span> <text:span text:style-name="T6">0</text:span>; </text:p>
      <text:p text:style-name="P8"><text:span text:style-name="T3">else</text:span> <text:span text:style-name="T6">shm</text:span>-&gt;indxr <text:span text:style-name="T8">=</text:span> in <text:span text:style-name="T8">+</text:span> <text:span text:style-name="T6">1</text:span>;</text:p>
      <text:p text:style-name="P8"><text:span text:style-name="T7">sleep</text:span>(<text:span text:style-name="T6">1</text:span>);</text:p>
      <text:p text:style-name="P8"><text:span text:style-name="T7">printf</text:span>(<text:span text:style-name="T4">"produced: </text:span><text:span text:style-name="T9">%d</text:span><text:span text:style-name="T4"> </text:span><text:span text:style-name="T9">\n</text:span><text:span text:style-name="T4">"</text:span>, in);</text:p>
      <text:p text:style-name="P8">}</text:p>
      <text:p text:style-name="P10"/>
      <text:p text:style-name="P8"><text:span text:style-name="T5">int</text:span> <text:span text:style-name="T7">main</text:span>(){</text:p>
      <text:p text:style-name="P10"/>
      <text:p text:style-name="P8"><text:span text:style-name="T5">key_t</text:span> key<text:span text:style-name="T8">=</text:span><text:span text:style-name="T7">ftok</text:span>(<text:span text:style-name="T4">"/home/crow/uni/rsd-s1/sys/tp1/exo4"</text:span>, <text:span text:style-name="T4">'b'</text:span>);</text:p>
      <text:p text:style-name="P8"><text:span text:style-name="T5">int</text:span> shmid <text:span text:style-name="T8">=</text:span> <text:span text:style-name="T7">shmget</text:span>(key, <text:span text:style-name="T8">sizeof</text:span>(<text:span text:style-name="T5">madata</text:span>), <text:span text:style-name="T3">0</text:span><text:span text:style-name="T6">666</text:span>);</text:p>
      <text:p text:style-name="P10"/>
      <text:p text:style-name="P8"><text:span text:style-name="T5">madata</text:span> <text:span text:style-name="T8">*</text:span>shmval <text:span text:style-name="T8">=</text:span> <text:span text:style-name="T7">shmat</text:span>(shmid, <text:span text:style-name="T7">NULL</text:span>, <text:span text:style-name="T6">0</text:span>);</text:p>
      <text:p text:style-name="P10"/>
      <text:p text:style-name="P8"><text:span text:style-name="T5">key_t</text:span> mutexkey<text:span text:style-name="T8">=</text:span><text:span text:style-name="T7">ftok</text:span>(<text:span text:style-name="T4">"/home/crow/uni/rsd-s1/sys/tp1/exo4"</text:span>, <text:span text:style-name="T4">'m'</text:span>);</text:p>
      <text:p text:style-name="P8"><text:span text:style-name="T5">key_t</text:span> fullkey<text:span text:style-name="T8">=</text:span><text:span text:style-name="T7">ftok</text:span>(<text:span text:style-name="T4">"/home/crow/uni/rsd-s1/sys/tp1/exo4"</text:span>, <text:span text:style-name="T4">'f'</text:span>);</text:p>
      <text:p text:style-name="P8"><text:span text:style-name="T5">key_t</text:span> emptykey<text:span text:style-name="T8">=</text:span><text:span text:style-name="T7">ftok</text:span>(<text:span text:style-name="T4">"/home/crow/uni/rsd-s1/sys/tp1/exo4"</text:span>, <text:span text:style-name="T4">'e'</text:span>);</text:p>
      <text:p text:style-name="P8"><text:span text:style-name="T5">key_t</text:span> prokey<text:span text:style-name="T8">=</text:span><text:span text:style-name="T7">ftok</text:span>(<text:span text:style-name="T4">"/home/crow/uni/rsd-s1/sys/tp1/exo4"</text:span>, <text:span text:style-name="T4">'p'</text:span>);</text:p>
      <text:p text:style-name="P8"><text:span text:style-name="T5">key_t</text:span> conkey<text:span text:style-name="T8">=</text:span><text:span text:style-name="T7">ftok</text:span>(<text:span text:style-name="T4">"/home/crow/uni/rsd-s1/sys/tp1/exo4"</text:span>, <text:span text:style-name="T4">'c'</text:span>);</text:p>
      <text:p text:style-name="P10"/>
      <text:p text:style-name="P8"><text:span text:style-name="T5">int</text:span> mutex <text:span text:style-name="T8">=</text:span> <text:span text:style-name="T7">semget</text:span>(mutexkey, <text:span text:style-name="T6">1</text:span>, <text:span text:style-name="T3">0</text:span><text:span text:style-name="T6">666</text:span>);</text:p>
      <text:p text:style-name="P18"><text:span text:style-name="T5">int</text:span> full <text:span text:style-name="T8">=</text:span> <text:span text:style-name="T7">semget</text:span>(fullkey, <text:span text:style-name="T6">1</text:span>, <text:span text:style-name="T3">0</text:span><text:span text:style-name="T6">666</text:span>);</text:p>
      <text:p text:style-name="P8"><text:span text:style-name="T5">int</text:span> empty <text:span text:style-name="T8">=</text:span> <text:span text:style-name="T7">semget</text:span>(emptykey, <text:span text:style-name="T6">1</text:span>, <text:span text:style-name="T3">0</text:span><text:span text:style-name="T6">666</text:span>);</text:p>
      <text:p text:style-name="P8"><text:span text:style-name="T5">int</text:span> pro <text:span text:style-name="T8">=</text:span> <text:span text:style-name="T7">semget</text:span>(prokey, <text:span text:style-name="T6">1</text:span>, <text:span text:style-name="T3">0</text:span><text:span text:style-name="T6">666</text:span>);</text:p>
      <text:p text:style-name="P8"><text:span text:style-name="T5">int</text:span> con <text:span text:style-name="T8">=</text:span> <text:span text:style-name="T7">semget</text:span>(conkey, <text:span text:style-name="T6">1</text:span>, <text:span text:style-name="T3">0</text:span><text:span text:style-name="T6">666</text:span>);</text:p>
      <text:p text:style-name="P10"/>
      <text:p text:style-name="P8"><text:span text:style-name="T3">while</text:span> (<text:span text:style-name="T6">1</text:span>)</text:p>
      <text:p text:style-name="P8"><text:soft-page-break/>{</text:p>
      <text:p text:style-name="P8"><text:span text:style-name="T7">semop</text:span>(pro, <text:span text:style-name="T8">&amp;</text:span>p, <text:span text:style-name="T6">1</text:span>);</text:p>
      <text:p text:style-name="P8"><text:span text:style-name="T7">semop</text:span>(empty, <text:span text:style-name="T8">&amp;</text:span>p, <text:span text:style-name="T6">1</text:span>);</text:p>
      <text:p text:style-name="P8"><text:span text:style-name="T7">semop</text:span>(mutex, <text:span text:style-name="T8">&amp;</text:span>p, <text:span text:style-name="T6">1</text:span>);</text:p>
      <text:p text:style-name="P10"/>
      <text:p text:style-name="P8"><text:span text:style-name="T7">produce</text:span>(shmval);</text:p>
      <text:p text:style-name="P10"/>
      <text:p text:style-name="P8"><text:span text:style-name="T7">semop</text:span>(mutex, <text:span text:style-name="T8">&amp;</text:span>v, <text:span text:style-name="T6">1</text:span>);</text:p>
      <text:p text:style-name="P8"><text:span text:style-name="T7">semop</text:span>(full, <text:span text:style-name="T8">&amp;</text:span>v, <text:span text:style-name="T6">1</text:span>);</text:p>
      <text:p text:style-name="P8"><text:span text:style-name="T7">semop</text:span>(pro, <text:span text:style-name="T8">&amp;</text:span>v, <text:span text:style-name="T6">1</text:span>);</text:p>
      <text:p text:style-name="P8">}</text:p>
      <text:p text:style-name="P10"/>
      <text:p text:style-name="P8"><text:span text:style-name="T3">return</text:span> <text:span text:style-name="T6">0</text:span>;</text:p>
      <text:p text:style-name="P10"/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><text:soft-page-break/>Exo <text:span text:style-name="T10">5</text:span>:</text:p>
      <text:p text:style-name="P19"/>
      <text:p text:style-name="P20">Explication de la solution:</text:p>
      <text:p text:style-name="P21"/>
      <text:list text:style-name="L2">
        <text:list-item>
          <text:p text:style-name="P22">il faut avoir un fichier pour creer et initialiser les memoires partagé et les semaphores necessaires</text:p>
        </text:list-item>
        <text:list-item>
          <text:p text:style-name="P22">il faut creer une memoire partagé pour guarder compte de combien de processus sont arrivés a la barriere </text:p>
        </text:list-item>
        <text:list-item>
          <text:p text:style-name="P22">il faut creer un semaphore pour l’accée a cette memoire partager</text:p>
        </text:list-item>
        <text:list-item>
          <text:p text:style-name="P22">il faut un semaphore pour bloquer les 2 premier processus, on peut pas blocker dans le semaphore précedent donc on vat avoir une variable temp = variable attaché a la memoir partagé pour evaluer si il faut bloquer ou liberer</text:p>
        </text:list-item>
        <text:list-item>
          <text:p text:style-name="P22">un semaphore pour la section critique</text:p>
        </text:list-item>
      </text:list>
      <text:p text:style-name="P23"/>
      <text:p text:style-name="P24">base.c</text:p>
      <text:p text:style-name="P24"/>
      <text:p text:style-name="P25"><text:span text:style-name="T3">#include</text:span> <text:span text:style-name="T4">&lt;unistd.h&gt;</text:span></text:p>
      <text:p text:style-name="P18"><text:span text:style-name="T3">#include</text:span> <text:span text:style-name="T4">&lt;stdlib.h&gt;</text:span></text:p>
      <text:p text:style-name="P18"><text:span text:style-name="T3">#include</text:span> <text:span text:style-name="T4">&lt;sys/types.h&gt;</text:span></text:p>
      <text:p text:style-name="P18"><text:span text:style-name="T3">#include</text:span> <text:span text:style-name="T4">&lt;sys/ipc.h&gt;</text:span></text:p>
      <text:p text:style-name="P18"><text:span text:style-name="T3">#include</text:span> <text:span text:style-name="T4">&lt;sys/sem.h&gt;</text:span></text:p>
      <text:p text:style-name="P18"><text:span text:style-name="T3">#include</text:span> <text:span text:style-name="T4">&lt;sys/shm.h&gt;</text:span></text:p>
      <text:p text:style-name="P18"><text:span text:style-name="T3">#include</text:span> <text:span text:style-name="T4">&lt;stdio.h&gt;</text:span></text:p>
      <text:p text:style-name="P26"><text:line-break/></text:p>
      <text:p text:style-name="P18"><text:span text:style-name="T5">int</text:span> <text:span text:style-name="T7">main</text:span>(){</text:p>
      <text:p text:style-name="P27"/>
      <text:p text:style-name="P28">/*create shared memory and semaphores*/</text:p>
      <text:p text:style-name="P28">/*shared memory to check if all three arrived + semaphore for it*/</text:p>
      <text:p text:style-name="P28">/*semaphore to block , not inside the shm semaphore so gotta make a temp variable*/</text:p>
      <text:p text:style-name="P28">/*sem for the actual critical section*/</text:p>
      <text:p text:style-name="P18"><text:span text:style-name="T5">key_t</text:span> shmkey <text:span text:style-name="T8">=</text:span> <text:span text:style-name="T7">ftok</text:span>(<text:span text:style-name="T4">"/home/crow/uni/rsd-s1/sys/tp1"</text:span>, <text:span text:style-name="T4">'M'</text:span>);</text:p>
      <text:p text:style-name="P18"><text:span text:style-name="T5">int</text:span> shmid <text:span text:style-name="T8">=</text:span> <text:span text:style-name="T7">shmget</text:span>(shmkey, <text:span text:style-name="T8">sizeof</text:span>(<text:span text:style-name="T5">int</text:span>)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18"><text:span text:style-name="T3">if</text:span>(shmid <text:span text:style-name="T8">==</text:span> <text:span text:style-name="T8">-</text:span><text:span text:style-name="T6">1</text:span>) shmid <text:span text:style-name="T8">=</text:span> <text:span text:style-name="T7">shmget</text:span>(shmkey, <text:span text:style-name="T8">sizeof</text:span>(<text:span text:style-name="T5">int</text:span>), <text:span text:style-name="T3">0</text:span><text:span text:style-name="T6">666</text:span>);</text:p>
      <text:p text:style-name="P18"><text:span text:style-name="T5">int</text:span> <text:span text:style-name="T8">*</text:span>mem <text:span text:style-name="T8">=</text:span> <text:span text:style-name="T7">shmat</text:span>(shmid, <text:span text:style-name="T7">NULL</text:span>, <text:span text:style-name="T6">0</text:span>);</text:p>
      <text:p text:style-name="P18"><text:soft-page-break/><text:span text:style-name="T8">*</text:span>mem <text:span text:style-name="T8">=</text:span> <text:span text:style-name="T6">0</text:span>;</text:p>
      <text:p text:style-name="P27"/>
      <text:p text:style-name="P18"><text:span text:style-name="T5">key_t</text:span> checkkey <text:span text:style-name="T8">=</text:span> <text:span text:style-name="T7">ftok</text:span>(<text:span text:style-name="T4">"/home/crow/uni/rsd-s1/sys/tp1"</text:span>, <text:span text:style-name="T4">'C'</text:span>);</text:p>
      <text:p text:style-name="P18"><text:span text:style-name="T5">int</text:span> checkid <text:span text:style-name="T8">=</text:span> <text:span text:style-name="T7">semget</text:span>(check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18"><text:span text:style-name="T3">if</text:span>(checkid <text:span text:style-name="T8">==</text:span> <text:span text:style-name="T8">-</text:span><text:span text:style-name="T6">1</text:span>) checkid <text:span text:style-name="T8">=</text:span> <text:span text:style-name="T7">semget</text:span>(checkkey, <text:span text:style-name="T6">1</text:span>, <text:span text:style-name="T3">0</text:span><text:span text:style-name="T6">666</text:span>);</text:p>
      <text:p text:style-name="P18"><text:span text:style-name="T7">semctl</text:span>(checkid, <text:span text:style-name="T6">0</text:span>, <text:span text:style-name="T7">SETVAL</text:span>, <text:span text:style-name="T6">1</text:span>);</text:p>
      <text:p text:style-name="P27"/>
      <text:p text:style-name="P18"><text:span text:style-name="T5">key_t</text:span> blockkey <text:span text:style-name="T8">=</text:span> <text:span text:style-name="T7">ftok</text:span>(<text:span text:style-name="T4">"/home/crow/uni/rsd-s1/sys/tp1"</text:span>, <text:span text:style-name="T4">'B'</text:span>);</text:p>
      <text:p text:style-name="P18"><text:span text:style-name="T5">int</text:span> blockid <text:span text:style-name="T8">=</text:span> <text:span text:style-name="T7">semget</text:span>(block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18"><text:span text:style-name="T3">if</text:span>(blockid <text:span text:style-name="T8">==</text:span> <text:span text:style-name="T8">-</text:span><text:span text:style-name="T6">1</text:span>) blockid <text:span text:style-name="T8">=</text:span> <text:span text:style-name="T7">semget</text:span>(blockkey, <text:span text:style-name="T6">1</text:span>, <text:span text:style-name="T3">0</text:span><text:span text:style-name="T6">666</text:span>);</text:p>
      <text:p text:style-name="P18"><text:span text:style-name="T7">semctl</text:span>(blockid, <text:span text:style-name="T6">0</text:span>, <text:span text:style-name="T7">SETVAL</text:span>, <text:span text:style-name="T6">0</text:span>);</text:p>
      <text:p text:style-name="P27"/>
      <text:p text:style-name="P18"><text:span text:style-name="T5">key_t</text:span> sectionkey <text:span text:style-name="T8">=</text:span> <text:span text:style-name="T7">ftok</text:span>(<text:span text:style-name="T4">"/home/crow/uni/rsd-s1/sys/tp1"</text:span>, <text:span text:style-name="T4">'S'</text:span>);</text:p>
      <text:p text:style-name="P18"><text:span text:style-name="T5">int</text:span> sectionid <text:span text:style-name="T8">=</text:span> <text:span text:style-name="T7">semget</text:span>(sectionkey, <text:span text:style-name="T6">1</text:span>, <text:span text:style-name="T7">IPC_CREAT</text:span> <text:span text:style-name="T8">|</text:span> <text:span text:style-name="T7">IPC_EXCL</text:span> <text:span text:style-name="T8">|</text:span> <text:span text:style-name="T3">0</text:span><text:span text:style-name="T6">666</text:span>);</text:p>
      <text:p text:style-name="P18"><text:span text:style-name="T3">if</text:span>(sectionid <text:span text:style-name="T8">==</text:span> <text:span text:style-name="T8">-</text:span><text:span text:style-name="T6">1</text:span>) sectionid <text:span text:style-name="T8">=</text:span> <text:span text:style-name="T7">semget</text:span>(sectionkey, <text:span text:style-name="T6">1</text:span>, <text:span text:style-name="T3">0</text:span><text:span text:style-name="T6">666</text:span>);</text:p>
      <text:p text:style-name="P18"><text:span text:style-name="T7">semctl</text:span>(sectionid, <text:span text:style-name="T6">0</text:span>, <text:span text:style-name="T7">SETVAL</text:span>, <text:span text:style-name="T6">1</text:span>);</text:p>
      <text:p text:style-name="P27"/>
      <text:p text:style-name="P18"><text:span text:style-name="T7">shmdt</text:span>(mem);</text:p>
      <text:p text:style-name="P27"/>
      <text:p text:style-name="P18"><text:span text:style-name="T3">return</text:span> <text:span text:style-name="T6">0</text:span>;</text:p>
      <text:p text:style-name="P18">}</text:p>
      <text:p text:style-name="P18"/>
      <text:p text:style-name="P29"/>
      <text:p text:style-name="P29"/>
      <text:p text:style-name="P30">oxygen.c</text:p>
      <text:p text:style-name="P30"/>
      <text:p text:style-name="P31"><text:span text:style-name="T3">#include</text:span> <text:span text:style-name="T4">&lt;unistd.h&gt;</text:span></text:p>
      <text:p text:style-name="P8"><text:span text:style-name="T3">#include</text:span> <text:span text:style-name="T4">&lt;stdlib.h&gt;</text:span></text:p>
      <text:p text:style-name="P8"><text:span text:style-name="T3">#include</text:span> <text:span text:style-name="T4">&lt;sys/types.h&gt;</text:span></text:p>
      <text:p text:style-name="P8"><text:span text:style-name="T3">#include</text:span> <text:span text:style-name="T4">&lt;sys/ipc.h&gt;</text:span></text:p>
      <text:p text:style-name="P8"><text:span text:style-name="T3">#include</text:span> <text:span text:style-name="T4">&lt;sys/sem.h&gt;</text:span></text:p>
      <text:p text:style-name="P8"><text:span text:style-name="T3">#include</text:span> <text:span text:style-name="T4">&lt;sys/shm.h&gt;</text:span></text:p>
      <text:p text:style-name="P8"><text:span text:style-name="T3">#include</text:span> <text:span text:style-name="T4">&lt;stdio.h&gt;</text:span></text:p>
      <text:p text:style-name="P10"/>
      <text:p text:style-name="P8"><text:span text:style-name="T5">struct</text:span> <text:span text:style-name="T5">sembuf</text:span> p <text:span text:style-name="T8">=</text:span> {<text:span text:style-name="T6">0</text:span>,<text:span text:style-name="T8">-</text:span><text:span text:style-name="T6">1</text:span>,<text:span text:style-name="T6">0</text:span>};</text:p>
      <text:p text:style-name="P8"><text:span text:style-name="T5">struct</text:span> <text:span text:style-name="T5">sembuf</text:span> v <text:span text:style-name="T8">=</text:span> {<text:span text:style-name="T6">0</text:span>,<text:span text:style-name="T8">+</text:span><text:span text:style-name="T6">1</text:span>,<text:span text:style-name="T6">0</text:span>};</text:p>
      <text:p text:style-name="P10"/>
      <text:p text:style-name="P8"><text:span text:style-name="T5">void</text:span> <text:span text:style-name="T7">bondOxygen</text:span>(){</text:p>
      <text:p text:style-name="P8"><text:span text:style-name="T7">printf</text:span>(<text:span text:style-name="T4">"oxygen bonding, molécule H2O formée H2O </text:span><text:span text:style-name="T9">%d</text:span><text:span text:style-name="T4"> </text:span><text:span text:style-name="T9">\n</text:span><text:span text:style-name="T4">"</text:span>, <text:span text:style-name="T7">getpid</text:span>());</text:p>
      <text:p text:style-name="P8">}</text:p>
      <text:p text:style-name="P10"/>
      <text:p text:style-name="P8"><text:span text:style-name="T5">void</text:span> <text:span text:style-name="T7">arrived</text:span>(){</text:p>
      <text:p text:style-name="P10"/>
      <text:p text:style-name="P8"><text:span text:style-name="T5">int</text:span> temp;</text:p>
      <text:p text:style-name="P10"/>
      <text:p text:style-name="P8"><text:span text:style-name="T5">key_t</text:span> shmkey <text:span text:style-name="T8">=</text:span> <text:span text:style-name="T7">ftok</text:span>(<text:span text:style-name="T4">"/home/crow/uni/rsd-s1/sys/tp1"</text:span>, <text:span text:style-name="T4">'M'</text:span>);</text:p>
      <text:p text:style-name="P8"><text:span text:style-name="T5">int</text:span> shmid <text:span text:style-name="T8">=</text:span> <text:span text:style-name="T7">shmget</text:span>(shmkey, <text:span text:style-name="T8">sizeof</text:span>(<text:span text:style-name="T5">int</text:span>), <text:span text:style-name="T3">0</text:span><text:span text:style-name="T6">666</text:span>);</text:p>
      <text:p text:style-name="P10"/>
      <text:p text:style-name="P8"><text:span text:style-name="T5">key_t</text:span> checkkey <text:span text:style-name="T8">=</text:span> <text:span text:style-name="T7">ftok</text:span>(<text:span text:style-name="T4">"/home/crow/uni/rsd-s1/sys/tp1"</text:span>, <text:span text:style-name="T4">'C'</text:span>);</text:p>
      <text:p text:style-name="P8"><text:span text:style-name="T5">int</text:span> checkid <text:span text:style-name="T8">=</text:span> <text:span text:style-name="T7">semget</text:span>(checkkey, <text:span text:style-name="T6">1</text:span>, <text:span text:style-name="T3">0</text:span><text:span text:style-name="T6">666</text:span>);</text:p>
      <text:p text:style-name="P10"><text:soft-page-break/></text:p>
      <text:p text:style-name="P8"><text:span text:style-name="T5">key_t</text:span> blockkey <text:span text:style-name="T8">=</text:span> <text:span text:style-name="T7">ftok</text:span>(<text:span text:style-name="T4">"/home/crow/uni/rsd-s1/sys/tp1"</text:span>, <text:span text:style-name="T4">'B'</text:span>);</text:p>
      <text:p text:style-name="P8"><text:span text:style-name="T5">int</text:span> blockid <text:span text:style-name="T8">=</text:span> <text:span text:style-name="T7">semget</text:span>(blockkey, <text:span text:style-name="T6">1</text:span>, <text:span text:style-name="T3">0</text:span><text:span text:style-name="T6">666</text:span>);</text:p>
      <text:p text:style-name="P10"/>
      <text:p text:style-name="P8"><text:span text:style-name="T7">semop</text:span>(checkid, <text:span text:style-name="T8">&amp;</text:span>p, <text:span text:style-name="T6">1</text:span>);</text:p>
      <text:p text:style-name="P8"><text:span text:style-name="T5">int</text:span> <text:span text:style-name="T8">*</text:span>mem <text:span text:style-name="T8">=</text:span> <text:span text:style-name="T7">shmat</text:span>(shmid, <text:span text:style-name="T7">NULL</text:span>, <text:span text:style-name="T6">0</text:span>);</text:p>
      <text:p text:style-name="P8"><text:span text:style-name="T8">*</text:span>mem <text:span text:style-name="T8">=</text:span> <text:span text:style-name="T8">*</text:span>mem <text:span text:style-name="T8">+</text:span> <text:span text:style-name="T6">1</text:span>;</text:p>
      <text:p text:style-name="P8">temp <text:span text:style-name="T8">=</text:span> <text:span text:style-name="T8">*</text:span>mem;</text:p>
      <text:p text:style-name="P8"><text:span text:style-name="T7">semop</text:span>(checkid, <text:span text:style-name="T8">&amp;</text:span>v, <text:span text:style-name="T6">1</text:span>);</text:p>
      <text:p text:style-name="P10"/>
      <text:p text:style-name="P8"><text:span text:style-name="T3">if</text:span>(temp<text:span text:style-name="T8">==</text:span><text:span text:style-name="T6">3</text:span>){</text:p>
      <text:p text:style-name="P8"><text:span text:style-name="T7">semop</text:span>(blockid, <text:span text:style-name="T8">&amp;</text:span>v, <text:span text:style-name="T6">1</text:span>);</text:p>
      <text:p text:style-name="P8"><text:span text:style-name="T7">semop</text:span>(blockid, <text:span text:style-name="T8">&amp;</text:span>v, <text:span text:style-name="T6">1</text:span>);</text:p>
      <text:p text:style-name="P8">}<text:span text:style-name="T3">else</text:span>{</text:p>
      <text:p text:style-name="P8"><text:span text:style-name="T7">semop</text:span>(blockid, <text:span text:style-name="T8">&amp;</text:span>p, <text:span text:style-name="T6">1</text:span>);</text:p>
      <text:p text:style-name="P8">}</text:p>
      <text:p text:style-name="P8">}</text:p>
      <text:p text:style-name="P10"/>
      <text:p text:style-name="P8"><text:span text:style-name="T5">int</text:span> <text:span text:style-name="T7">main</text:span>(){</text:p>
      <text:p text:style-name="P10"/>
      <text:p text:style-name="P8"><text:span text:style-name="T5">key_t</text:span> sectionkey <text:span text:style-name="T8">=</text:span> <text:span text:style-name="T7">ftok</text:span>(<text:span text:style-name="T4">"/home/crow/uni/rsd-s1/sys/tp1"</text:span>, <text:span text:style-name="T4">'S'</text:span>);</text:p>
      <text:p text:style-name="P8"><text:span text:style-name="T5">int</text:span> sectionid <text:span text:style-name="T8">=</text:span> <text:span text:style-name="T7">semget</text:span>(sectionkey, <text:span text:style-name="T6">1</text:span>, <text:span text:style-name="T3">0</text:span><text:span text:style-name="T6">666</text:span>);</text:p>
      <text:p text:style-name="P10"/>
      <text:p text:style-name="P8"><text:span text:style-name="T7">arrived</text:span>();</text:p>
      <text:p text:style-name="P8"><text:span text:style-name="T7">semop</text:span>(sectionid, <text:span text:style-name="T8">&amp;</text:span>p, <text:span text:style-name="T6">1</text:span>);</text:p>
      <text:p text:style-name="P8"><text:span text:style-name="T7">bondOxygen</text:span>();</text:p>
      <text:p text:style-name="P8"><text:span text:style-name="T7">semop</text:span>(sectionid, <text:span text:style-name="T8">&amp;</text:span>v, <text:span text:style-name="T6">1</text:span>);</text:p>
      <text:p text:style-name="P10"/>
      <text:p text:style-name="P8"><text:span text:style-name="T3">return</text:span> <text:span text:style-name="T6">0</text:span>;</text:p>
      <text:p text:style-name="P8">}</text:p>
      <text:p text:style-name="P30"/>
      <text:p text:style-name="P30"/>
      <text:p text:style-name="P30">hydrogen.c</text:p>
      <text:p text:style-name="P30"/>
      <text:p text:style-name="P31"><text:span text:style-name="T3">#include</text:span> <text:span text:style-name="T4">&lt;unistd.h&gt;</text:span></text:p>
      <text:p text:style-name="P8"><text:span text:style-name="T3">#include</text:span> <text:span text:style-name="T4">&lt;stdlib.h&gt;</text:span></text:p>
      <text:p text:style-name="P8"><text:span text:style-name="T3">#include</text:span> <text:span text:style-name="T4">&lt;sys/types.h&gt;</text:span></text:p>
      <text:p text:style-name="P8"><text:span text:style-name="T3">#include</text:span> <text:span text:style-name="T4">&lt;sys/ipc.h&gt;</text:span></text:p>
      <text:p text:style-name="P8"><text:span text:style-name="T3">#include</text:span> <text:span text:style-name="T4">&lt;sys/sem.h&gt;</text:span></text:p>
      <text:p text:style-name="P8"><text:span text:style-name="T3">#include</text:span> <text:span text:style-name="T4">&lt;sys/shm.h&gt;</text:span></text:p>
      <text:p text:style-name="P8"><text:span text:style-name="T3">#include</text:span> <text:span text:style-name="T4">&lt;stdio.h&gt;</text:span></text:p>
      <text:p text:style-name="P10"/>
      <text:p text:style-name="P8"><text:span text:style-name="T5">struct</text:span> <text:span text:style-name="T5">sembuf</text:span> p <text:span text:style-name="T8">=</text:span> {<text:span text:style-name="T6">0</text:span>,<text:span text:style-name="T8">-</text:span><text:span text:style-name="T6">1</text:span>,<text:span text:style-name="T6">0</text:span>};</text:p>
      <text:p text:style-name="P8"><text:span text:style-name="T5">struct</text:span> <text:span text:style-name="T5">sembuf</text:span> v <text:span text:style-name="T8">=</text:span> {<text:span text:style-name="T6">0</text:span>,<text:span text:style-name="T8">+</text:span><text:span text:style-name="T6">1</text:span>,<text:span text:style-name="T6">0</text:span>};</text:p>
      <text:p text:style-name="P10"/>
      <text:p text:style-name="P8"><text:span text:style-name="T5">void</text:span> <text:span text:style-name="T7">bondOxygen</text:span>(){</text:p>
      <text:p text:style-name="P8"><text:span text:style-name="T7">printf</text:span>(<text:span text:style-name="T4">"oxygen bonding, molécule H2O formée H2O </text:span><text:span text:style-name="T9">%d</text:span><text:span text:style-name="T4"> </text:span><text:span text:style-name="T9">\n</text:span><text:span text:style-name="T4">"</text:span>, <text:span text:style-name="T7">getpid</text:span>());</text:p>
      <text:p text:style-name="P8">}</text:p>
      <text:p text:style-name="P10"/>
      <text:p text:style-name="P8"><text:soft-page-break/><text:span text:style-name="T5">void</text:span> <text:span text:style-name="T7">arrived</text:span>(){</text:p>
      <text:p text:style-name="P10"/>
      <text:p text:style-name="P8"><text:span text:style-name="T5">int</text:span> temp;</text:p>
      <text:p text:style-name="P10"/>
      <text:p text:style-name="P8"><text:span text:style-name="T5">key_t</text:span> shmkey <text:span text:style-name="T8">=</text:span> <text:span text:style-name="T7">ftok</text:span>(<text:span text:style-name="T4">"/home/crow/uni/rsd-s1/sys/tp1"</text:span>, <text:span text:style-name="T4">'M'</text:span>);</text:p>
      <text:p text:style-name="P8"><text:span text:style-name="T5">int</text:span> shmid <text:span text:style-name="T8">=</text:span> <text:span text:style-name="T7">shmget</text:span>(shmkey, <text:span text:style-name="T8">sizeof</text:span>(<text:span text:style-name="T5">int</text:span>), <text:span text:style-name="T3">0</text:span><text:span text:style-name="T6">666</text:span>);</text:p>
      <text:p text:style-name="P10"/>
      <text:p text:style-name="P8"><text:span text:style-name="T5">key_t</text:span> checkkey <text:span text:style-name="T8">=</text:span> <text:span text:style-name="T7">ftok</text:span>(<text:span text:style-name="T4">"/home/crow/uni/rsd-s1/sys/tp1"</text:span>, <text:span text:style-name="T4">'C'</text:span>);</text:p>
      <text:p text:style-name="P8"><text:span text:style-name="T5">int</text:span> checkid <text:span text:style-name="T8">=</text:span> <text:span text:style-name="T7">semget</text:span>(checkkey, <text:span text:style-name="T6">1</text:span>, <text:span text:style-name="T3">0</text:span><text:span text:style-name="T6">666</text:span>);</text:p>
      <text:p text:style-name="P10"/>
      <text:p text:style-name="P8"><text:span text:style-name="T5">key_t</text:span> blockkey <text:span text:style-name="T8">=</text:span> <text:span text:style-name="T7">ftok</text:span>(<text:span text:style-name="T4">"/home/crow/uni/rsd-s1/sys/tp1"</text:span>, <text:span text:style-name="T4">'B'</text:span>);</text:p>
      <text:p text:style-name="P8"><text:span text:style-name="T5">int</text:span> blockid <text:span text:style-name="T8">=</text:span> <text:span text:style-name="T7">semget</text:span>(blockkey, <text:span text:style-name="T6">1</text:span>, <text:span text:style-name="T3">0</text:span><text:span text:style-name="T6">666</text:span>);</text:p>
      <text:p text:style-name="P10"/>
      <text:p text:style-name="P8"><text:span text:style-name="T7">semop</text:span>(checkid, <text:span text:style-name="T8">&amp;</text:span>p, <text:span text:style-name="T6">1</text:span>);</text:p>
      <text:p text:style-name="P8"><text:span text:style-name="T5">int</text:span> <text:span text:style-name="T8">*</text:span>mem <text:span text:style-name="T8">=</text:span> <text:span text:style-name="T7">shmat</text:span>(shmid, <text:span text:style-name="T7">NULL</text:span>, <text:span text:style-name="T6">0</text:span>);</text:p>
      <text:p text:style-name="P8"><text:span text:style-name="T8">*</text:span>mem <text:span text:style-name="T8">=</text:span> <text:span text:style-name="T8">*</text:span>mem <text:span text:style-name="T8">+</text:span> <text:span text:style-name="T6">1</text:span>;</text:p>
      <text:p text:style-name="P8">temp <text:span text:style-name="T8">=</text:span> <text:span text:style-name="T8">*</text:span>mem;</text:p>
      <text:p text:style-name="P8"><text:span text:style-name="T7">semop</text:span>(checkid, <text:span text:style-name="T8">&amp;</text:span>v, <text:span text:style-name="T6">1</text:span>);</text:p>
      <text:p text:style-name="P10"/>
      <text:p text:style-name="P8"><text:span text:style-name="T3">if</text:span>(temp<text:span text:style-name="T8">==</text:span><text:span text:style-name="T6">3</text:span>){</text:p>
      <text:p text:style-name="P8"><text:span text:style-name="T7">semop</text:span>(blockid, <text:span text:style-name="T8">&amp;</text:span>v, <text:span text:style-name="T6">1</text:span>);</text:p>
      <text:p text:style-name="P8"><text:span text:style-name="T7">semop</text:span>(blockid, <text:span text:style-name="T8">&amp;</text:span>v, <text:span text:style-name="T6">1</text:span>);</text:p>
      <text:p text:style-name="P8">}<text:span text:style-name="T3">else</text:span>{</text:p>
      <text:p text:style-name="P8"><text:span text:style-name="T7">semop</text:span>(blockid, <text:span text:style-name="T8">&amp;</text:span>p, <text:span text:style-name="T6">1</text:span>);</text:p>
      <text:p text:style-name="P8">}</text:p>
      <text:p text:style-name="P8">}</text:p>
      <text:p text:style-name="P10"/>
      <text:p text:style-name="P8"><text:span text:style-name="T5">int</text:span> <text:span text:style-name="T7">main</text:span>(){</text:p>
      <text:p text:style-name="P10"/>
      <text:p text:style-name="P8"><text:span text:style-name="T5">key_t</text:span> sectionkey <text:span text:style-name="T8">=</text:span> <text:span text:style-name="T7">ftok</text:span>(<text:span text:style-name="T4">"/home/crow/uni/rsd-s1/sys/tp1"</text:span>, <text:span text:style-name="T4">'S'</text:span>);</text:p>
      <text:p text:style-name="P8"><text:span text:style-name="T5">int</text:span> sectionid <text:span text:style-name="T8">=</text:span> <text:span text:style-name="T7">semget</text:span>(sectionkey, <text:span text:style-name="T6">1</text:span>, <text:span text:style-name="T3">0</text:span><text:span text:style-name="T6">666</text:span>);</text:p>
      <text:p text:style-name="P10"/>
      <text:p text:style-name="P8"><text:span text:style-name="T7">arrived</text:span>();</text:p>
      <text:p text:style-name="P8"><text:span text:style-name="T7">semop</text:span>(sectionid, <text:span text:style-name="T8">&amp;</text:span>p, <text:span text:style-name="T6">1</text:span>);</text:p>
      <text:p text:style-name="P8"><text:span text:style-name="T7">bondOxygen</text:span>();</text:p>
      <text:p text:style-name="P8"><text:span text:style-name="T7">semop</text:span>(sectionid, <text:span text:style-name="T8">&amp;</text:span>v, <text:span text:style-name="T6">1</text:span>);</text:p>
      <text:p text:style-name="P10"/>
      <text:p text:style-name="P8"><text:span text:style-name="T3">return</text:span> <text:span text:style-name="T6">0</text:span>;</text:p>
      <text:p text:style-name="P8">}</text:p>
      <text:p text:style-name="P30"/>
      <text:p text:style-name="P18"/>
      <text:p text:style-name="P24"/>
      <text:p text:style-name="P23"/>
      <text:list text:continue-numbering="true" text:style-name="L2">
        <text:list-header>
          <text:p text:style-name="P32"/>
          <text:p text:style-name="P33"/>
        </text:list-header>
      </text:list>
      <text:p text:style-name="P34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5T18:31:11.942180947</meta:creation-date>
    <dc:date>2025-12-15T19:03:34.134408660</dc:date>
    <meta:editing-duration>PT29S</meta:editing-duration>
    <meta:editing-cycles>1</meta:editing-cycles>
    <meta:document-statistic meta:table-count="0" meta:image-count="0" meta:object-count="0" meta:page-count="11" meta:paragraph-count="285" meta:word-count="1133" meta:character-count="8252" meta:non-whitespace-character-count="7408"/>
    <meta:generator>LibreOffice/25.2.2.2$Linux_X86_64 LibreOffice_project/520$Build-2</meta:generator>
  </office:meta>
</office:document-meta>
</file>